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.0193in" fo:border="0.06pt solid #262626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3" style:family="paragraph" style:parent-style-name="Text_20_body" style:list-style-name="L1">
      <style:paragraph-properties fo:margin-left="0in" fo:margin-right="0in" fo:text-indent="0in" style:auto-text-indent="false" fo:padding="0.0193in" fo:border="0.06pt solid #262626"/>
    </style:style>
    <style:style style:name="P4" style:family="paragraph" style:parent-style-name="Text_20_body" style:list-style-name="L2">
      <style:paragraph-properties fo:margin-left="0in" fo:margin-right="0in" fo:text-indent="0in" style:auto-text-indent="false" fo:padding="0.0193in" fo:border="0.06pt solid #262626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</style:style>
    <style:style style:name="P6" style:family="paragraph" style:parent-style-name="Heading_20_3">
      <style:paragraph-properties fo:margin-left="0in" fo:margin-right="0in" fo:orphans="2" fo:widows="2" fo:text-indent="0in" style:auto-text-indent="false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8" style:family="paragraph" style:parent-style-name="Text_20_body" style:list-style-name="L3">
      <style:paragraph-properties fo:margin-left="0in" fo:margin-right="0in" fo:text-indent="0in" style:auto-text-indent="false" fo:padding="0.0193in" fo:border="0.06pt solid #262626"/>
    </style:style>
    <style:style style:name="T1" style:family="text">
      <style:text-properties loext:padding="0.0193in" loext:border="0.06pt solid #26262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<text:span text:style-name="T1">Пример "идеального" фидбека</text:span></text:span></text:h>
      <text:p text:style-name="P1"><text:span text:style-name="Strong_20_Emphasis"><text:span text:style-name="T1">Category:</text:span></text:span> Truthfulness<text:line-break/><text:span text:style-name="Strong_20_Emphasis"><text:span text:style-name="T1">Rating:</text:span></text:span> Major Issue<text:line-break/><text:span text:style-name="Strong_20_Emphasis"><text:span text:style-name="T1">Explanation:</text:span></text:span><text:line-break/>The model's response is factually incorrect and misleading.</text:p>
      <text:list text:style-name="L1">
        <text:list-item>
          <text:p text:style-name="P2">It provides the wrong output (<text:span text:style-name="T1">"apple, banana, cherry, date"</text:span>). The actual output is <text:span text:style-name="T1">"apple, banana, cherry"</text:span>.</text:p>
        </text:list-item>
        <text:list-item>
          <text:p text:style-name="P2">It fails to identify two critical off-by-one errors in the user's code:</text:p>
          <text:list>
            <text:list-item>
              <text:p text:style-name="P2">The loop <text:span text:style-name="T1">range(len(items) - 1)</text:span> incorrectly skips the last element of the list.</text:p>
            </text:list-item>
            <text:list-item>
              <text:p text:style-name="P2">The condition <text:span text:style-name="T1">if i &lt; len(items) - 2</text:span> incorrectly omits the comma after the second-to-last element.</text:p>
            </text:list-item>
          </text:list>
        </text:list-item>
        <text:list-item>
          <text:p text:style-name="P2">The model inaccurately describes the result as a "list" when it is a "string", which is a key terminological error in Python.</text:p>
        </text:list-item>
        <text:list-item>
          <text:p text:style-name="P3">It also fails to suggest the more idiomatic and simpler solution using <text:span text:style-name="T1">", ".join(items)</text:span>.</text:p>
        </text:list-item>
      </text:list>
      <text:p text:style-name="P1"><text:span text:style-name="Strong_20_Emphasis"><text:span text:style-name="T1">Category:</text:span></text:span> Style and Clarity<text:line-break/><text:span text:style-name="Strong_20_Emphasis"><text:span text:style-name="T1">Rating:</text:span></text:span> Minor Issue<text:line-break/><text:span text:style-name="Strong_20_Emphasis"><text:span text:style-name="T1">Explanation:</text:span></text:span><text:line-break/>The response begins with conversational filler ("Hello! I can certainly help you with that.") which is unnecessary.</text:p>
      <text:list text:style-name="L2">
        <text:list-item>
          <text:p text:style-name="P4"><text:span text:style-name="Strong_20_Emphasis"><text:span text:style-name="T1">Использование точной терминологии:</text:span></text:span> Фразы вроде <text:span text:style-name="Strong_20_Emphasis"><text:span text:style-name="T1">"factually incorrect"</text:span></text:span>, <text:span text:style-name="Strong_20_Emphasis"><text:span text:style-name="T1">"off-by-one errors"</text:span></text:span>, <text:span text:style-name="Strong_20_Emphasis"><text:span text:style-name="T1">"terminological error"</text:span></text:span>, <text:span text:style-name="Strong_20_Emphasis"><text:span text:style-name="T1">"idiomatic solution"</text:span></text:span> являются стандартными в QA для программирования и сразу показывают суть проблемы.</text:p>
        </text:list-item>
      </text:list>
      <text:p text:style-name="P5"><text:span text:style-name="Strong_20_Emphasis"><text:span text:style-name="T1">Off-by-one error (OBOE) — это логическая ошибка, при которой цикл, счетчик или любая другая операция выполняется на один раз больше или на один раз меньше, чем предполагалось.</text:span></text:span></text:p>
      <text:h text:style-name="P6" text:outline-level="3">Почему это важный термин для вас (LLM QA)?</text:h>
      <text:p text:style-name="P1">Когда вы в своем фидбеке пишете <text:span text:style-name="Strong_20_Emphasis"><text:span text:style-name="T1">"The model fails to identify an off-by-one error in the loop condition"</text:span></text:span>, это:</text:p>
      <text:list text:style-name="L3">
        <text:list-item>
          <text:p text:style-name="P7"><text:span text:style-name="Strong_20_Emphasis"><text:span text:style-name="T1">Профессионально:</text:span></text:span> Вы используете общепринятую терминологию.</text:p>
        </text:list-item>
        <text:list-item>
          <text:p text:style-name="P7"><text:span text:style-name="Strong_20_Emphasis"><text:span text:style-name="T1">Точно:</text:span></text:span> Вы не просто говорите "цикл работает неправильно", а указываете на конкретный класс ошибки.</text:p>
        </text:list-item>
        <text:list-item>
          <text:p text:style-name="P8"><text:span text:style-name="Strong_20_Emphasis"><text:span text:style-name="T1">Кратко:</text:span></text:span> Эта одна фраза заменяет длинное объяснение про то, что "цикл останавливается слишком рано" или "выходит за границы массива".</text:p>
        </text:list-item>
      </text:list>
      <text:p text:style-name="P1"><text:soft-page-break/>Это идеальный термин для вашего арсенала при оценке кода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15:42:30.703084300</meta:creation-date>
    <dc:date>2026-02-26T15:50:50.664828900</dc:date>
    <meta:editing-duration>PT8M19S</meta:editing-duration>
    <meta:editing-cycles>4</meta:editing-cycles>
    <meta:generator>LibreOffice/26.2.0.3$Windows_X86_64 LibreOffice_project/620$Build-3</meta:generator>
    <meta:document-statistic meta:table-count="0" meta:image-count="0" meta:object-count="0" meta:page-count="2" meta:paragraph-count="17" meta:word-count="269" meta:character-count="1788" meta:non-whitespace-character-count="1545"/>
  </office:meta>
</office:document-meta>
</file>